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PolicyFactory.deregisterDriver( Class driver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pplicationPolicyFactory.newInstance0( String url , Properties info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ApplicationPolicyFactory.registerDriver( ConnectionDriver dri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pplicationPolicyFactory.newInstance( String urls , Properties 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